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destinataires" style:display-name="table_destinataires" style:family="table">
      <style:table-properties style:width="17cm" fo:margin-left="0cm" table:align="left"/>
    </style:style>
    <style:style style:name="table_5f_destinataires.A" style:display-name="table_destinataires.A" style:family="table-column">
      <style:table-column-properties style:column-width="2.91cm"/>
    </style:style>
    <style:style style:name="table_5f_destinataires.B" style:display-name="table_destinataires.B" style:family="table-column">
      <style:table-column-properties style:column-width="2.487cm"/>
    </style:style>
    <style:style style:name="table_5f_destinataires.C" style:display-name="table_destinataires.C" style:family="table-column">
      <style:table-column-properties style:column-width="2.397cm"/>
    </style:style>
    <style:style style:name="table_5f_destinataires.E" style:display-name="table_destinataires.E" style:family="table-column">
      <style:table-column-properties style:column-width="2.988cm"/>
    </style:style>
    <style:style style:name="table_5f_destinataires.F" style:display-name="table_destinataires.F" style:family="table-column">
      <style:table-column-properties style:column-width="3.307cm"/>
    </style:style>
    <style:style style:name="table_5f_destinataires.A1" style:display-name="table_destinataire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estinataires.F1" style:display-name="table_destinataires.F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estinataires.A2" style:display-name="table_destinataires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B2" style:display-name="table_destinataires.B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C2" style:display-name="table_destinataires.C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D2" style:display-name="table_destinataires.D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E2" style:display-name="table_destinataires.E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F2" style:display-name="table_destinataires.F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P1" style:family="paragraph" style:parent-style-name="Standard">
      <style:text-properties style:font-name="Lato" officeooo:rsid="00169c78" officeooo:paragraph-rsid="001e7dee"/>
    </style:style>
    <style:style style:name="P2" style:family="paragraph" style:parent-style-name="Standard">
      <style:text-properties style:font-name="Lato" officeooo:rsid="002bb42f" officeooo:paragraph-rsid="002018f3"/>
    </style:style>
    <style:style style:name="P3" style:family="paragraph" style:parent-style-name="Standard">
      <style:text-properties style:font-name="Lato" officeooo:rsid="002018f3" officeooo:paragraph-rsid="002018f3"/>
    </style:style>
    <style:style style:name="P4" style:family="paragraph" style:parent-style-name="Standard">
      <style:text-properties style:font-name="Lato" fo:font-size="16pt" fo:font-weight="bold" officeooo:rsid="00218d20" officeooo:paragraph-rsid="00218d20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018f3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2018f3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ato" fo:font-size="11pt" fo:font-weight="bold" officeooo:rsid="0022aff0" officeooo:paragraph-rsid="0022aff0" style:font-size-asian="11pt" style:font-weight-asian="bold" style:font-size-complex="11pt" style:font-weight-complex="bold"/>
    </style:style>
    <number:date-style style:name="N10071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email"/>
        <text:user-field-decl office:value-type="string" office:string-value="" text:name="type"/>
        <text:user-field-decl office:value-type="float" office:value="0" text:name="date_envoi"/>
        <text:user-field-decl office:value-type="float" office:value="0" text:name="dernier_envoi"/>
        <text:user-field-decl office:value-type="string" office:string-value="" text:name="nombre_envois"/>
        <text:user-field-decl office:value-type="string" office:string-value="" text:name="lecture"/>
        <text:user-field-decl office:value-type="float" office:value="0" text:name="date"/>
        <text:user-field-decl office:value-type="float" office:value="0" text:name="date_reponse"/>
      </text:user-field-decls>
      <text:p text:style-name="P4">Accusé de lecture de mail sécurisé</text:p>
      <text:p text:style-name="P3">Dernière mise à jour : <text:user-field-get style:data-style-name="N10071" text:name="date">30/12/1899 00:00:00</text:user-field-get></text:p>
      <text:p text:style-name="P2"/>
      <text:p text:style-name="P2"/>
      <table:table table:name="table_destinataires" table:style-name="table_5f_destinataires">
        <table:table-column table:style-name="table_5f_destinataires.A"/>
        <table:table-column table:style-name="table_5f_destinataires.B"/>
        <table:table-column table:style-name="table_5f_destinataires.C"/>
        <table:table-column table:style-name="table_5f_destinataires.A"/>
        <table:table-column table:style-name="table_5f_destinataires.E"/>
        <table:table-column table:style-name="table_5f_destinataires.F"/>
        <table:table-row>
          <table:table-cell table:style-name="table_5f_destinataires.A1" office:value-type="string">
            <text:p text:style-name="P6">Email</text:p>
          </table:table-cell>
          <table:table-cell table:style-name="table_5f_destinataires.A1" office:value-type="string">
            <text:p text:style-name="P6">Type</text:p>
          </table:table-cell>
          <table:table-cell table:style-name="table_5f_destinataires.A1" office:value-type="string">
            <text:p text:style-name="P6">Date d’envoi</text:p>
          </table:table-cell>
          <table:table-cell table:style-name="table_5f_destinataires.A1" office:value-type="string">
            <text:p text:style-name="P6">Dernier envoi</text:p>
          </table:table-cell>
          <table:table-cell table:style-name="table_5f_destinataires.A1" office:value-type="string">
            <text:p text:style-name="P6">Nombre d’envois</text:p>
          </table:table-cell>
          <table:table-cell table:style-name="table_5f_destinataires.F1" office:value-type="string">
            <text:p text:style-name="P6">Lecture</text:p>
          </table:table-cell>
        </table:table-row>
        <table:table-row>
          <table:table-cell table:style-name="table_5f_destinataires.A2" office:value-type="string">
            <text:p text:style-name="P5"><text:user-field-get text:name="email"/></text:p>
          </table:table-cell>
          <table:table-cell table:style-name="table_5f_destinataires.B2" office:value-type="string">
            <text:p text:style-name="P5"><text:user-field-get text:name="type"/></text:p>
          </table:table-cell>
          <table:table-cell table:style-name="table_5f_destinataires.C2" office:value-type="string">
            <text:p text:style-name="P5"><text:user-field-get style:data-style-name="N10071" text:name="date_envoi">30/12/1899 00:00:00</text:user-field-get></text:p>
          </table:table-cell>
          <table:table-cell table:style-name="table_5f_destinataires.D2" office:value-type="string">
            <text:p text:style-name="P5"><text:user-field-get style:data-style-name="N10071" text:name="dernier_envoi">30/12/1899 00:00:00</text:user-field-get></text:p>
          </table:table-cell>
          <table:table-cell table:style-name="table_5f_destinataires.E2" office:value-type="string">
            <text:p text:style-name="P5"><text:user-field-get text:name="nombre_envois"/></text:p>
          </table:table-cell>
          <table:table-cell table:style-name="table_5f_destinataires.F2" office:value-type="string">
            <text:p text:style-name="P5"><text:user-field-get text:name="lecture"/></text:p>
          </table:table-cell>
        </table:table-row>
      </table:table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8:06.214335722</meta:creation-date>
    <dc:date>2023-12-07T14:44:03.149423078</dc:date>
    <meta:editing-duration>PT29M44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1" meta:paragraph-count="14" meta:word-count="26" meta:character-count="170" meta:non-whitespace-character-count="154"/>
  </office:meta>
</office:document-meta>
</file>